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ing">
      <style:text-properties style:text-underline-style="solid" style:text-underline-width="auto" style:text-underline-color="font-color" fo:font-weight="bold" officeooo:rsid="002167f8" officeooo:paragraph-rsid="002167f8" style:font-weight-asian="bold" style:font-weight-complex="bold"/>
    </style:style>
    <style:style style:name="P3" style:family="paragraph" style:parent-style-name="Heading">
      <style:paragraph-properties fo:text-align="justify" style:justify-single-word="false"/>
      <style:text-properties style:text-underline-style="solid" style:text-underline-width="auto" style:text-underline-color="font-color" fo:font-weight="bold" officeooo:rsid="002167f8" officeooo:paragraph-rsid="002167f8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  <style:text-properties fo:language="fr" fo:country="FR" officeooo:paragraph-rsid="001924c9"/>
    </style:style>
    <style:style style:name="P5" style:family="paragraph" style:parent-style-name="Heading_20_2">
      <style:text-properties fo:language="fr" fo:country="FR" style:text-underline-style="solid" style:text-underline-width="auto" style:text-underline-color="font-color" officeooo:rsid="001acd0e" officeooo:paragraph-rsid="001924c9"/>
    </style:style>
    <style:style style:name="P6" style:family="paragraph" style:parent-style-name="Heading_20_2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1acd0e" officeooo:paragraph-rsid="001c81b6" style:font-weight-asian="bold" style:font-weight-complex="bold"/>
    </style:style>
    <style:style style:name="P7" style:family="paragraph" style:parent-style-name="Heading_20_3">
      <style:paragraph-properties fo:text-align="justify" style:justify-single-word="false"/>
      <style:text-properties officeooo:paragraph-rsid="001924c9"/>
    </style:style>
    <style:style style:name="P8" style:family="paragraph" style:parent-style-name="Heading_20_3">
      <style:paragraph-properties fo:break-before="page"/>
      <style:text-properties style:text-underline-style="solid" style:text-underline-width="auto" style:text-underline-color="font-color" officeooo:rsid="0019fbe0" officeooo:paragraph-rsid="0019fbe0"/>
    </style:style>
    <style:style style:name="P9" style:family="paragraph" style:parent-style-name="Subtitle">
      <style:paragraph-properties fo:text-align="center" style:justify-single-word="false"/>
      <style:text-properties fo:language="fr" fo:country="FR" fo:font-style="italic" officeooo:rsid="001673f5" officeooo:paragraph-rsid="001924c9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rsid="001673f5" officeooo:paragraph-rsid="001924c9"/>
    </style:style>
    <style:style style:name="P11" style:family="paragraph" style:parent-style-name="Text_20_body" style:list-style-name="L4">
      <style:paragraph-properties fo:text-align="justify" style:justify-single-word="false"/>
      <style:text-properties fo:language="fr" fo:country="FR" fo:font-style="normal" style:text-underline-style="none" fo:font-weight="normal" officeooo:rsid="001c81b6" officeooo:paragraph-rsid="001c81b6" style:font-style-asian="normal" style:font-weight-asian="normal" style:font-style-complex="normal" style:font-weight-complex="normal"/>
    </style:style>
    <style:style style:name="P12" style:family="paragraph" style:parent-style-name="Text_20_body" style:list-style-name="L4">
      <style:paragraph-properties fo:text-align="justify" style:justify-single-word="false"/>
      <style:text-properties fo:language="fr" fo:country="FR" fo:font-style="normal" style:text-underline-style="none" fo:font-weight="normal" officeooo:rsid="001cc242" officeooo:paragraph-rsid="001cc242" style:font-style-asian="normal" style:font-weight-asian="normal" style:font-style-complex="normal" style:font-weight-complex="normal"/>
    </style:style>
    <style:style style:name="P13" style:family="paragraph" style:parent-style-name="Text_20_body" style:list-style-name="L4">
      <style:paragraph-properties fo:text-align="justify" style:justify-single-word="false"/>
      <style:text-properties fo:language="fr" fo:country="FR" fo:font-style="normal" style:text-underline-style="none" fo:font-weight="normal" officeooo:rsid="001cc92e" officeooo:paragraph-rsid="001cc92e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>
      <style:paragraph-properties fo:text-align="justify" style:justify-single-word="false"/>
      <style:text-properties fo:language="fr" fo:country="FR" fo:font-style="normal" style:text-underline-style="none" fo:font-weight="normal" officeooo:rsid="001e1720" officeooo:paragraph-rsid="001e172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1924c9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paragraph-rsid="0019fbe0"/>
    </style:style>
    <style:style style:name="P17" style:family="paragraph" style:parent-style-name="Text_20_body">
      <style:paragraph-properties fo:text-align="justify" style:justify-single-word="false"/>
      <style:text-properties officeooo:paragraph-rsid="001c81b6"/>
    </style:style>
    <style:style style:name="P18" style:family="paragraph" style:parent-style-name="Text_20_body" style:list-style-name="L7">
      <style:paragraph-properties fo:text-align="justify" style:justify-single-word="false"/>
      <style:text-properties officeooo:paragraph-rsid="002167f8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19fbe0" officeooo:paragraph-rsid="0019fbe0"/>
    </style:style>
    <style:style style:name="P20" style:family="paragraph" style:parent-style-name="Text_20_body" style:list-style-name="L1">
      <style:text-properties style:text-underline-style="none" officeooo:rsid="0019fbe0" officeooo:paragraph-rsid="0019fbe0"/>
    </style:style>
    <style:style style:name="P21" style:family="paragraph" style:parent-style-name="Text_20_body" style:list-style-name="L6">
      <style:paragraph-properties fo:text-align="justify" style:justify-single-word="false"/>
      <style:text-properties style:text-underline-style="none" fo:font-weight="normal" officeooo:rsid="002167f8" officeooo:paragraph-rsid="002167f8" style:font-weight-asian="normal" style:font-weight-complex="normal"/>
    </style:style>
    <style:style style:name="P22" style:family="paragraph" style:parent-style-name="Text_20_body" style:list-style-name="L6">
      <style:paragraph-properties fo:text-align="justify" style:justify-single-word="false"/>
      <style:text-properties style:text-underline-style="none" fo:font-weight="bold" officeooo:rsid="002167f8" officeooo:paragraph-rsid="002167f8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text-underline-style="none" fo:font-weight="bold" officeooo:rsid="002167f8" officeooo:paragraph-rsid="002167f8" style:font-weight-asian="bold" style:font-weight-complex="bold"/>
    </style:style>
    <style:style style:name="P24" style:family="paragraph" style:parent-style-name="Text_20_body" style:list-style-name="L1">
      <style:text-properties fo:font-style="italic" style:text-underline-style="none" officeooo:rsid="0019fbe0" officeooo:paragraph-rsid="0019fbe0" style:font-style-asian="italic" style:font-style-complex="italic"/>
    </style:style>
    <style:style style:name="P25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bold" officeooo:rsid="0019fbe0" officeooo:paragraph-rsid="0019fbe0" style:font-style-asian="normal" style:font-weight-asian="bold" style:font-style-complex="normal" style:font-weight-complex="bold"/>
    </style:style>
    <style:style style:name="P26" style:family="paragraph" style:parent-style-name="Text_20_body" style:list-style-name="L4">
      <style:paragraph-properties fo:text-align="justify" style:justify-single-word="false"/>
      <style:text-properties fo:font-style="normal" style:text-underline-style="none" fo:font-weight="bold" officeooo:rsid="001c81b6" officeooo:paragraph-rsid="001c81b6" style:font-style-asian="normal" style:font-weight-asian="bold" style:font-style-complex="normal" style:font-weight-complex="bold"/>
    </style:style>
    <style:style style:name="P27" style:family="paragraph" style:parent-style-name="Text_20_body" style:list-style-name="L2">
      <style:paragraph-properties fo:text-align="justify" style:justify-single-word="false"/>
      <style:text-properties fo:font-style="normal" style:text-underline-style="none" fo:font-weight="normal" officeooo:rsid="0019fbe0" officeooo:paragraph-rsid="0019fbe0" style:font-style-asian="normal" style:font-weight-asian="normal" style:font-style-complex="normal" style:font-weight-complex="normal"/>
    </style:style>
    <style:style style:name="P28" style:family="paragraph" style:parent-style-name="Text_20_body" style:list-style-name="L4">
      <style:paragraph-properties fo:text-align="justify" style:justify-single-word="false"/>
      <style:text-properties fo:font-style="normal" style:text-underline-style="none" fo:font-weight="normal" officeooo:rsid="001c81b6" officeooo:paragraph-rsid="001c81b6" style:font-style-asian="normal" style:font-weight-asian="normal" style:font-style-complex="normal" style:font-weight-complex="normal"/>
    </style:style>
    <style:style style:name="P29" style:family="paragraph" style:parent-style-name="Text_20_body" style:list-style-name="L3">
      <style:text-properties fo:font-style="normal" style:text-underline-style="none" officeooo:rsid="001bab01" officeooo:paragraph-rsid="001bab01" style:font-style-asian="normal" style:font-style-complex="normal"/>
    </style:style>
    <style:style style:name="P30" style:family="paragraph" style:parent-style-name="Text_20_body">
      <style:text-properties fo:font-style="normal" style:text-underline-style="none" officeooo:rsid="001bab01" officeooo:paragraph-rsid="001bab01" style:font-style-asian="normal" style:font-style-complex="normal"/>
    </style:style>
    <style:style style:name="P31" style:family="paragraph" style:parent-style-name="Text_20_body">
      <style:text-properties style:text-underline-style="solid" style:text-underline-width="auto" style:text-underline-color="font-color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2167f8" officeooo:paragraph-rsid="002167f8" style:font-weight-asian="bold" style:font-weight-complex="bold"/>
    </style:style>
    <style:style style:name="P33" style:family="paragraph" style:parent-style-name="Text_20_body">
      <style:text-properties officeooo:paragraph-rsid="0019fbe0"/>
    </style:style>
    <style:style style:name="P34" style:family="paragraph" style:parent-style-name="Text_20_body">
      <style:paragraph-properties fo:text-align="justify" style:justify-single-word="false"/>
      <style:text-properties officeooo:rsid="002167f8" officeooo:paragraph-rsid="002167f8"/>
    </style:style>
    <style:style style:name="P35" style:family="paragraph">
      <style:paragraph-properties fo:text-align="center"/>
    </style:style>
    <style:style style:name="T1" style:family="text">
      <style:text-properties officeooo:rsid="001924c9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text-underline-style="solid" style:text-underline-width="auto" style:text-underline-color="font-color" officeooo:rsid="001acd0e"/>
    </style:style>
    <style:style style:name="T4" style:family="text">
      <style:text-properties fo:language="fr" fo:country="FR" style:text-underline-style="solid" style:text-underline-width="auto" style:text-underline-color="font-color" officeooo:rsid="0019fbe0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language="fr" fo:country="FR" fo:font-weight="normal" officeooo:rsid="001cc242" style:font-weight-asian="normal" style:font-weight-complex="normal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fr" fo:country="FR" fo:font-style="normal" style:text-underline-style="none" fo:font-weight="normal" officeooo:rsid="0019fbe0" style:font-style-asian="normal" style:font-weight-asian="normal" style:font-style-complex="normal" style:font-weight-complex="normal"/>
    </style:style>
    <style:style style:name="T10" style:family="text">
      <style:text-properties fo:language="fr" fo:country="FR" fo:font-style="normal" style:text-underline-style="none" fo:font-weight="normal" officeooo:rsid="001c81b6" style:font-style-asian="normal" style:font-weight-asian="normal" style:font-style-complex="normal" style:font-weight-complex="normal"/>
    </style:style>
    <style:style style:name="T11" style:family="text">
      <style:text-properties fo:language="fr" fo:country="FR" fo:font-style="normal" style:text-underline-style="none" fo:font-weight="bold" officeooo:rsid="0019fbe0" style:font-style-asian="normal" style:font-weight-asian="bold" style:font-style-complex="normal" style:font-weight-complex="bold"/>
    </style:style>
    <style:style style:name="T12" style:family="text">
      <style:text-properties fo:language="fr" fo:country="FR" fo:font-style="normal" style:text-underline-style="solid" style:text-underline-width="auto" style:text-underline-color="font-color" fo:font-weight="bold" officeooo:rsid="001c81b6" style:font-style-asian="normal" style:font-weight-asian="bold" style:font-style-complex="normal" style:font-weight-complex="bold"/>
    </style:style>
    <style:style style:name="T13" style:family="text">
      <style:text-properties style:text-underline-style="solid" style:text-underline-width="auto" style:text-underline-color="font-color" officeooo:rsid="001bab01"/>
    </style:style>
    <style:style style:name="T14" style:family="text">
      <style:text-properties officeooo:rsid="0019fbe0"/>
    </style:style>
    <style:style style:name="T15" style:family="text">
      <style:text-properties fo:font-weight="normal" officeooo:rsid="002167f8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167f8" style:font-weight-asian="bold" style:font-weight-complex="bold"/>
    </style:style>
    <style:style style:name="T18" style:family="text">
      <style:text-properties officeooo:rsid="001bab01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c81b6" style:font-style-asian="normal" style:font-style-complex="normal"/>
    </style:style>
    <style:style style:name="T21" style:family="text">
      <style:text-properties officeooo:rsid="001cc92e"/>
    </style:style>
    <style:style style:name="T22" style:family="text">
      <style:text-properties officeooo:rsid="002167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M <text:span text:style-name="T1">5</text:span> :<text:span text:style-name="T14"> Thesaurus, folksonomies et listes de vocabulaire spécialié</text:span> </text:h>
      <text:p text:style-name="P10"/>
      <text:p text:style-name="P9">L<text:span text:style-name="T14">es langages documentaires à structure sémantique</text:span></text:p>
      <text:p text:style-name="P10"/>
      <text:p text:style-name="P10"><draw:line text:anchor-type="paragraph" draw:z-index="0" draw:name="Shape1" draw:style-name="gr1" draw:text-style-name="P35" svg:x1="-0.0181in" svg:y1="0.0783in" svg:x2="6.8256in" svg:y2="0.0783in"><text:p/></draw:line></text:p>
      <text:h text:style-name="P5" text:outline-level="2">1) <text:span text:style-name="T14">Les thésaurus</text:span></text:h>
      <text:p text:style-name="P15"><text:span text:style-name="T4"/></text:p>
      <text:list xml:id="list713836017" text:style-name="L1">
        <text:list-item>
          <text:p text:style-name="P20"><text:span text:style-name="T2">C'est un langage documentaire où les concepts sont liés par des relations sémantiques (contrairement aux langages documentaires à structures hiérarchiques comme Dewey ou CDU) </text:span></text:p>
        </text:list-item>
        <text:list-item>
          <text:p text:style-name="P20"><text:span text:style-name="T2">Concepts clé du thésaurus : le descripteur</text:span></text:p>
        </text:list-item>
        <text:list-item>
          <text:p text:style-name="P20"><text:span text:style-name="T2">Sont conçus pour la recherche par sujet</text:span></text:p>
        </text:list-item>
        <text:list-item>
          <text:p text:style-name="P20"><text:span text:style-name="T2">Ils dispersent les disciplines et les domaines voisins.</text:span></text:p>
          <text:list>
            <text:list-item>
              <text:p text:style-name="P24"><text:span text:style-name="T2">Ex "gaz" : on a tout, mais que sur le gaz, on n'a pas accès aux informations sur l'économie des matières premières, ou la chimie organique</text:span></text:p>
            </text:list-item>
          </text:list>
        </text:list-item>
      </text:list>
      <text:p text:style-name="P15"><text:span text:style-name="T3"/></text:p>
      <text:h text:style-name="P7" text:outline-level="3"><text:span text:style-name="T3">1.1 : </text:span><text:span text:style-name="T4">Relations sémantiques</text:span></text:h>
      <text:list xml:id="list1945598352" text:style-name="L2">
        <text:list-item>
          <text:p text:style-name="P25"><text:span text:style-name="T2">Relation d'équivalence </text:span><text:span text:style-name="T5">: élimine la synonymie par des relations d'équivalence fonctionnant dans les deux sens : </text:span></text:p>
          <text:list>
            <text:list-item>
              <text:p text:style-name="P27"><text:span text:style-name="T2">depuis le non-descripteur vers le descripteur : </text:span><text:span text:style-name="T7">EM</text:span><text:span text:style-name="T2">PLOYER</text:span></text:p>
            </text:list-item>
            <text:list-item>
              <text:p text:style-name="P16"><text:span text:style-name="T9">depuis le descripteur vers le non-descripteur : </text:span><text:span text:style-name="T11">E</text:span><text:span text:style-name="T9">MPLOYE </text:span><text:span text:style-name="T11">P</text:span><text:span text:style-name="T9">OUR</text:span></text:p>
            </text:list-item>
            <text:list-item>
              <text:p text:style-name="P27"><text:span text:style-name="T2">ex : Calculateur EM ordinateur / Ordinateur EP calculateur</text:span></text:p>
            </text:list-item>
          </text:list>
        </text:list-item>
        <text:list-item>
          <text:p text:style-name="P25"><text:span text:style-name="T2">Sémantique hiérarchique</text:span><text:span text:style-name="T5"> : supériorité et subordination</text:span></text:p>
          <text:list>
            <text:list-item>
              <text:p text:style-name="P25"><text:span text:style-name="T2">TG</text:span><text:span text:style-name="T5"> et </text:span><text:span text:style-name="T2">TS </text:span><text:span text:style-name="T5">: Terme Générique et Terme Spécifique</text:span></text:p>
            </text:list-item>
            <text:list-item>
              <text:p text:style-name="P25"><text:span text:style-name="T5">ex : Oiseau (TG) / Rapace (TS)</text:span></text:p>
            </text:list-item>
          </text:list>
        </text:list-item>
        <text:list-item>
          <text:p text:style-name="P25"><text:span text:style-name="T2">Analogies de signification </text:span><text:span text:style-name="T5">entre les termes qui permettent d'élargir un recherche : terme associé (TA)</text:span></text:p>
          <text:list>
            <text:list-item>
              <text:p text:style-name="P25"><text:span text:style-name="T5">Relations associatives : </text:span></text:p>
              <text:list>
                <text:list-item>
                  <text:p text:style-name="P16"><text:span text:style-name="T9">Antonymie (Perméabilité TA imperméabilité) ;</text:span></text:p>
                </text:list-item>
                <text:list-item>
                  <text:p text:style-name="P19"><text:span text:style-name="T8">Cause / Effet (enseignement TA instruction) ;</text:span></text:p>
                </text:list-item>
                <text:list-item>
                  <text:p text:style-name="P16"><text:span text:style-name="T9">Rapport instrumental (écriture TA crayon)</text:span></text:p>
                </text:list-item>
              </text:list>
            </text:list-item>
          </text:list>
        </text:list-item>
      </text:list>
      <text:h text:style-name="P8" text:outline-level="3">1.2 : <text:span text:style-name="T18">Où trouver des thesaurus ?</text:span></text:h>
      <text:p text:style-name="P33"><text:span text:style-name="T13"/></text:p>
      <text:list xml:id="list2198242937" text:style-name="L3">
        <text:list-item>
          <text:p text:style-name="P29">Répertoire en ligne des thésaurus francophones (www.tard-bourrichon.fr)</text:p>
        </text:list-item>
        <text:list-item>
          <text:p text:style-name="P29">Thésaurus pour les Sciences Humaines et Sociales (vocabs.dariah.eu)</text:p>
        </text:list-item>
        <text:list-item>
          <text:p text:style-name="P29">Thésaurus Motbis pour écoles </text:p>
        </text:list-item>
      </text:list>
      <text:p text:style-name="P30"/>
      <text:p text:style-name="Standard"/>
      <text:h text:style-name="P6" text:outline-level="2"><text:span text:style-name="T20">2</text:span><text:span text:style-name="T19">) </text:span><text:span text:style-name="T20">Comment faire quand il n'y a pas de langage à structure sémantique ?</text:span></text:h>
      <text:p text:style-name="P17"><text:span text:style-name="T12"/></text:p>
      <text:list xml:id="list3372986351" text:style-name="L4">
        <text:list-item>
          <text:p text:style-name="P28"><text:span text:style-name="T2">Il existe des glossaires spécialisés, avec renvois parfois de termes vers d'autres (équivalence ou TA)</text:span></text:p>
        </text:list-item>
        <text:list-item>
          <text:p text:style-name="P26"><text:span text:style-name="T2">Folksonomies : une indexation du web par des amateurs </text:span><text:span text:style-name="T5">&lt; Folk (usagers) + taxonomy (règle de classification). On parle de social bookmarking.</text:span></text:p>
          <text:list>
            <text:list-item>
              <text:p text:style-name="P26"><text:span text:style-name="T5">Caractéristiques</text:span><text:span text:style-name="T6"> :</text:span></text:p>
              <text:list>
                <text:list-item>
                  <text:p text:style-name="P11">Indexation de documents numériques par les usagers eux-mêmes par de hashtags ou tags</text:p>
                </text:list-item>
                <text:list-item>
                  <text:p text:style-name="P11">Processus qui s'inscrit dans une temporalité différente des autres systèmes classificatoires (plus long et normalisé)</text:p>
                </text:list-item>
                <text:list-item>
                  <text:p text:style-name="P12">Dimension collaborative : partage de connaisances</text:p>
                </text:list-item>
              </text:list>
            </text:list-item>
            <text:list-item>
              <text:p text:style-name="P12">Avantages : </text:p>
              <text:list>
                <text:list-item>
                  <text:p text:style-name="P12"><text:span text:style-name="T21">C</text:span>orrespond aux besoins des usagers</text:p>
                </text:list-item>
                <text:list-item>
                  <text:p text:style-name="P12"><text:span text:style-name="T21">E</text:span>léments plus variés que les langages documentaires</text:p>
                </text:list-item>
                <text:list-item>
                  <text:p text:style-name="P12"><text:span text:style-name="T21">A</text:span>ccès plus rapide</text:p>
                </text:list-item>
                <text:list-item>
                  <text:p text:style-name="P12"><text:span text:style-name="T21">S</text:span>ens par rapport à un usage</text:p>
                </text:list-item>
              </text:list>
            </text:list-item>
            <text:list-item>
              <text:p text:style-name="P13">Inconvénients :</text:p>
              <text:list>
                <text:list-item>
                  <text:p text:style-name="P13">Manque de précision</text:p>
                </text:list-item>
                <text:list-item>
                  <text:p text:style-name="P13">Polysémie</text:p>
                </text:list-item>
                <text:list-item>
                  <text:p text:style-name="P13">Confusion</text:p>
                </text:list-item>
                <text:list-item>
                  <text:p text:style-name="P13">Popularité / Pertinence</text:p>
                </text:list-item>
              </text:list>
            </text:list-item>
          </text:list>
        </text:list-item>
      </text:list>
      <text:p text:style-name="P1">Exemple de folksonomie chez Ubisoft :</text:p>
      <text:p text:style-name="P31"/>
      <text:list xml:id="list222667055" text:style-name="L5">
        <text:list-item>
          <text:p text:style-name="P14">Constitution d'une folksonomie pour faciliter les échanges via les outils collaboratifs de l'entreprise sise multi-sites -&gt; folksonomie considérée comme un outil d'indexation ET outil de communication</text:p>
        </text:list-item>
        <text:list-item>
          <text:p text:style-name="P14">Assignation d'un tag à une ressource : pour soi et pour la communauté, une forme de consensus à trouer pour nommer les choses.</text:p>
        </text:list-item>
        <text:list-item>
          <text:p text:style-name="P14">Langage constitué pour qualifier du contenu, usager au coeur de la production du vocabulaire, vocabulaire au plus proche de la réalité du travail des collaborateurs.</text:p>
        </text:list-item>
        <text:list-item>
          <text:p text:style-name="P14">Point de vigilance : contrôler les candidats-tags, mais chronophage.</text:p>
        </text:list-item>
      </text:list>
      <text:p text:style-name="P17"><text:span text:style-name="T10"/></text:p>
      <text:p text:style-name="P2">Conclusion générale :</text:p>
      <text:p text:style-name="P32"/>
      <text:list xml:id="list4029249744" text:style-name="L6">
        <text:list-item>
          <text:p text:style-name="P21">Dans un contexte de paysage informationnel complexe, le traitement documentaire permet de donner de la valeur au document</text:p>
          <text:list>
            <text:list-item>
              <text:p text:style-name="P21">Via des gestes, démarches et outils intellectuels qui sont parcourus par des utopies documentaires (accès à tout par tous, dans un langage unique)</text:p>
            </text:list-item>
            <text:list-item>
              <text:p text:style-name="P21">Via un travai lhumain qui demeure essentiel pour assurer un distanciation par rapport aux savoirs produits</text:p>
              <text:p text:style-name="P21"/>
            </text:list-item>
          </text:list>
        </text:list-item>
        <text:list-item>
          <text:p text:style-name="P22">Traitement documentaire = une médiation</text:p>
        </text:list-item>
      </text:list>
      <text:p text:style-name="P23"/>
      <text:p text:style-name="P3">Cahier des Charges : productions attendues</text:p>
      <text:p text:style-name="P34"/>
      <text:list xml:id="list3445330741" text:style-name="L7">
        <text:list-item>
          <text:p text:style-name="P18"><text:span text:style-name="T22">Production attendue : </text:span><text:span text:style-name="T17">bibliographie commentée </text:span><text:span text:style-name="T22">ET </text:span><text:span text:style-name="T17">note introductive</text:span><text:span text:style-name="T22"> explicitant la problématique, l'analyse des besoins et l'explicitation de la démarche d'évaluation de l'information pour une référence de votre choix.</text:span></text:p>
        </text:list-item>
      </text:list>
      <text:p text:style-name="P34"/>
      <text:list xml:id="list95245537422175" text:continue-numbering="true" text:style-name="L7">
        <text:list-item>
          <text:p text:style-name="P18"><text:span text:style-name="T22">Destinataire : un </text:span><text:span text:style-name="T17">pair étudiant</text:span><text:span text:style-name="T15">.</text:span><text:span text:style-name="T22"> Exigence scientifique des ressources à référenc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07:56:27.650437634</meta:creation-date>
    <meta:generator>LibreOffice/6.4.7.2$Linux_X86_64 LibreOffice_project/40$Build-2</meta:generator>
    <dc:date>2021-10-12T09:52:44.853657008</dc:date>
    <meta:editing-duration>PT32M30S</meta:editing-duration>
    <meta:editing-cycles>8</meta:editing-cycles>
    <meta:document-statistic meta:table-count="0" meta:image-count="0" meta:object-count="0" meta:page-count="3" meta:paragraph-count="56" meta:word-count="586" meta:character-count="3694" meta:non-whitespace-character-count="3204"/>
  </office:meta>
</office:document-meta>
</file>